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F000002714AA175F377928E53.png" manifest:media-type="image/png"/>
  <manifest:file-entry manifest:full-path="Pictures/1000000000000320000001182FD04F776C25BF4C.png" manifest:media-type="image/png"/>
  <manifest:file-entry manifest:full-path="Pictures/1000000000000320000002552D0C0CE7F07CC2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766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99cm, 16.566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cm" svg:height="4.179cm" svg:x="20.2cm" svg:y="7.4cm">
          <draw:image xlink:href="Pictures/1000000000000320000002552D0C0CE7F07CC2FF.png" xlink:type="simple" xlink:show="embed" xlink:actuate="onLoad">
            <text:p/>
          </draw:image>
        </draw:frame>
        <draw:frame draw:style-name="gr2" draw:text-style-name="P1" draw:layer="layout" svg:width="8.153cm" svg:height="5.807cm" svg:x="11.447cm" svg:y="8.593cm">
          <draw:image xlink:href="Pictures/1000000000000320000001182FD04F776C25BF4C.png" xlink:type="simple" xlink:show="embed" xlink:actuate="onLoad">
            <text:p/>
          </draw:image>
        </draw:frame>
        <draw:frame draw:style-name="gr1" draw:text-style-name="P1" draw:layer="layout" svg:width="11.956cm" svg:height="15.6cm" svg:x="0.74cm" svg:y="0.8cm">
          <draw:image xlink:href="Pictures/10000000000001DF000002714AA175F377928E53.png" xlink:type="simple" xlink:show="embed" xlink:actuate="onLoad">
            <text:p/>
          </draw:image>
        </draw:frame>
        <draw:frame draw:style-name="gr3" draw:text-style-name="P1" draw:layer="layout" svg:width="3.402cm" svg:height="4cm" svg:x="11.598cm" svg:y="10.2cm">
          <draw:image xlink:href="Pictures/1000000000000320000001182FD04F776C25BF4C.png" xlink:type="simple" xlink:show="embed" xlink:actuate="onLoad">
            <text:p/>
          </draw:image>
        </draw:frame>
        <draw:line draw:style-name="gr4" draw:text-style-name="P2" draw:layer="layout" svg:x1="12.6cm" svg:y1="9cm" svg:x2="14.6cm" svg:y2="9cm">
          <text:p/>
        </draw:line>
        <draw:line draw:style-name="gr4" draw:text-style-name="P2" draw:layer="layout" svg:x1="19.4cm" svg:y1="9cm" svg:x2="20.2cm" svg:y2="9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23:48:52.521843787</meta:creation-date>
    <dc:date>2019-10-14T23:55:21.047180439</dc:date>
    <meta:editing-duration>PT6M30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